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20pt" style:text-underline-style="solid" style:text-underline-width="auto" style:text-underline-color="font-color" fo:font-weight="bold" officeooo:rsid="00039dca" officeooo:paragraph-rsid="00039dc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ahoma" fo:font-size="18pt" style:text-underline-style="none" fo:font-weight="normal" officeooo:rsid="00039dca" officeooo:paragraph-rsid="00039dc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ahoma" fo:font-size="18pt" style:text-underline-style="none" fo:font-weight="normal" officeooo:rsid="00068b0e" officeooo:paragraph-rsid="00068b0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ahoma" fo:font-size="18pt" style:text-underline-style="none" fo:font-weight="normal" officeooo:rsid="0007e1b0" officeooo:paragraph-rsid="0007e1b0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e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II: Reihen</text:p>
      <text:p text:style-name="P1"/>
      <text:p text:style-name="P2">Nachdem Sie gerade gelernt haben, wie das Grund- bzw. Punktspiel funktioniert, lernen Sie jetzt das Fortgeschrittenen- bzw. Reihenspiel.</text:p>
      <text:p text:style-name="P2"/>
      <text:p text:style-name="P2">Das Spielgeschehen mit Zug- sowie den Schlagregeln bleibt erhalten, allerdings ändern sich die Siegesbedingungen.</text:p>
      <text:p text:style-name="P2"/>
      <text:p text:style-name="P2">Um das Spiel zu gewinnen müssen sogenannte Reihen in der gegnerischen Hälfte gebildet werden.</text:p>
      <text:p text:style-name="P2"/>
      <text:p text:style-name="P2">Eine Reihe versteht sich als drei zusammengehörende Steine, die in einer Zeile liegen müssen.</text:p>
      <text:p text:style-name="P2"/>
      <text:p text:style-name="P2">Dabei ist zu beachten, dass kein <text:span text:style-name="T1">Stein</text:span> zwischen ihnen liegen darf, freie Felder sind jedoch erlaubt.</text:p>
      <text:p text:style-name="P2"/>
      <text:p text:style-name="P3">Kündigt man an, eine Reihe aufstellen zu wollen, so dürfen die an dieser Reihen beteiligten Steine nicht geschmissen werden.</text:p>
      <text:p text:style-name="P3"/>
      <text:p text:style-name="P3">Das gilt nur, wenn diese auch schon in der richtigen Zeile liegen.</text:p>
      <text:p text:style-name="P3"/>
      <text:p text:style-name="P3">WICHTIG: MAN DARF/KANN NUR EINE REIHE GLEICHZEITIG AUFSTELLEN.</text:p>
      <text:p text:style-name="P3">Eine Reihe kann jedoch jederzeit abgebrochen werden.</text:p>
      <text:p text:style-name="P3">Damit erlischt jedoch auch <text:span text:style-name="T2">der Vorteil des Schutzes.</text:span></text:p>
      <text:p text:style-name="P3">→<text:span text:style-name="T2"> man kann geschlagen werden!</text:span></text:p>
      <text:p text:style-name="P3"/>
      <text:p text:style-name="P3"/>
      <text:p text:style-name="P4">Es gibt drei verschiedene Arten von Rei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19:04.777000000</meta:creation-date>
    <dc:date>2017-12-11T14:59:49.008000000</dc:date>
    <meta:editing-duration>PT18M35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3" meta:word-count="145" meta:character-count="981" meta:non-whitespace-character-count="849"/>
  </office:meta>
</office:document-meta>
</file>